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21d50b" officeooo:paragraph-rsid="0022985f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312db" officeooo:paragraph-rsid="0022985f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263b6c" officeooo:paragraph-rsid="00263b6c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268c0a" officeooo:paragraph-rsid="00268c0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3b901" officeooo:paragraph-rsid="00263b6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84883" officeooo:paragraph-rsid="00263b6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263b6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27c5f6" officeooo:paragraph-rsid="0027c5f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4014e" officeooo:paragraph-rsid="0027c5f6" style:language-asian="zxx" style:country-asian="none" style:language-complex="zxx" style:country-complex="none"/>
    </style:style>
    <style:style style:name="T1" style:family="text">
      <style:text-properties officeooo:rsid="0022985f"/>
    </style:style>
    <style:style style:name="T2" style:family="text">
      <style:text-properties officeooo:rsid="00263b6c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</text:p>
      <text:p text:style-name="P2">Оппл в полной растерянности. Он идёт подальше от битвы в поле, но на горизонте битву можно видеть немного.</text:p>
      <text:p text:style-name="P3">Из ниоткуда появляется Тия <text:span text:style-name="T1">и Луна.</text:span></text:p>
      <text:p text:style-name="P3"/>
      <text:p text:style-name="P4">Оппл: Я не хотел войны!</text:p>
      <text:p text:style-name="P5">Луна: Любое чуждое порождает хаос.</text:p>
      <text:p text:style-name="P9">Луна: Лишь тот, в чьих руках своя судьба, способен усмирить разрушения.</text:p>
      <text:p text:style-name="P10">*Оппл достаёт Мел*</text:p>
      <text:p text:style-name="P10">Луна: Ты знаешь, что делать </text:p>
      <text:p text:style-name="P1">*****</text:p>
      <text:p text:style-name="P6">У того самого периулка, что отображался в зеркале Оппл достаёт артефакт Мел:</text:p>
      <text:p text:style-name="P6">Оппл: Говоришь пожалуйста не использовать магию?</text:p>
      <text:p text:style-name="P7">Оппл: Хорошо</text:p>
      <text:p text:style-name="P7">*Оппл берёт в зубы мел и чертит на стене слово “NO”, на последнем штрихе <text:span text:style-name="T2">вздыхая</text:span>*</text:p>
      <text:p text:style-name="P8">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7.3.7.2$Linux_X86_64 LibreOffice_project/30$Build-2</meta:generator>
    <dc:date>2024-10-14T22:17:53.228337888</dc:date>
    <meta:editing-duration>PT33M51S</meta:editing-duration>
    <meta:editing-cycles>17</meta:editing-cycles>
    <meta:document-statistic meta:table-count="0" meta:image-count="0" meta:object-count="0" meta:page-count="1" meta:paragraph-count="14" meta:word-count="91" meta:character-count="546" meta:non-whitespace-character-count="468"/>
  </office:meta>
</office:document-meta>
</file>